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0573a1" officeooo:paragraph-rsid="000573a1"/>
    </style:style>
    <style:style style:name="P2" style:family="paragraph" style:parent-style-name="Standard" style:list-style-name="L1">
      <style:paragraph-properties fo:line-height="150%"/>
      <style:text-properties officeooo:rsid="000573a1" officeooo:paragraph-rsid="000573a1"/>
    </style:style>
    <style:style style:name="P3" style:family="paragraph" style:parent-style-name="Standard">
      <style:text-properties fo:font-weight="bold" officeooo:rsid="000573a1" officeooo:paragraph-rsid="000573a1" style:font-weight-asian="bold" style:font-weight-complex="bold"/>
    </style:style>
    <style:style style:name="P4" style:family="paragraph" style:parent-style-name="Standard" style:list-style-name="L1">
      <style:paragraph-properties fo:line-height="150%"/>
      <style:text-properties officeooo:rsid="0006e685" officeooo:paragraph-rsid="0006e685"/>
    </style:style>
    <style:style style:name="P5" style:family="paragraph" style:parent-style-name="Standard">
      <style:paragraph-properties fo:line-height="150%"/>
      <style:text-properties officeooo:rsid="0006e685" officeooo:paragraph-rsid="0006e685"/>
    </style:style>
    <style:style style:name="P6" style:family="paragraph" style:parent-style-name="Standard" style:list-style-name="L3">
      <style:paragraph-properties fo:line-height="150%"/>
      <style:text-properties officeooo:paragraph-rsid="000573a1"/>
    </style:style>
    <style:style style:name="P7" style:family="paragraph" style:parent-style-name="Standard" style:list-style-name="L5">
      <loext:graphic-properties draw:fill="none"/>
      <style:paragraph-properties fo:line-height="150%" fo:background-color="transparent"/>
      <style:text-properties officeooo:rsid="0007e816" officeooo:paragraph-rsid="0007e816"/>
    </style:style>
    <style:style style:name="P8" style:family="paragraph" style:parent-style-name="Standard" style:list-style-name="L4" style:master-page-name="">
      <loext:graphic-properties draw:fill="none"/>
      <style:paragraph-properties fo:margin-left="1.3cm" fo:margin-right="0cm" fo:line-height="150%" fo:text-indent="-0.7cm" style:auto-text-indent="false" style:page-number="auto" fo:background-color="transparent"/>
      <style:text-properties officeooo:rsid="0007d332" officeooo:paragraph-rsid="0007d332"/>
    </style:style>
    <style:style style:name="T1" style:family="text">
      <style:text-properties officeooo:rsid="000573a1"/>
    </style:style>
    <style:style style:name="T2" style:family="text">
      <style:text-properties officeooo:rsid="0007d332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de Refactoring</text:p>
      <text:list xml:id="list4227142856757003176" text:style-name="L3">
        <text:list-header>
          <text:p text:style-name="P6"/>
        </text:list-header>
        <text:list-item>
          <text:p text:style-name="P6"><text:span text:style-name="T1">Malas prácticas de programación que se evidencian en el código.</text:span></text:p>
        </text:list-item>
      </text:list>
      <text:p text:style-name="P1"/>
      <text:list xml:id="list8804899272008685975" text:style-name="L1">
        <text:list-item>
          <text:p text:style-name="P2">El código no corresponde a la guia de estilo PSR-2.</text:p>
        </text:list-item>
        <text:list-item>
          <text:p text:style-name="P2">Falta implementar el Route Model Binding para enviar parámetros al controlador por medio de la ruta y el método HTTP por el cual se accede a esta, haciendo el manejo de la información</text:p>
          <text:p text:style-name="P2">mas fácil. Se podría crear un Request para validar la solicitud y así ahorrar lineas de código</text:p>
          <text:p text:style-name="P2">en el controlador.</text:p>
        </text:list-item>
        <text:list-item>
          <text:p text:style-name="P2">En mas de una ocasión se realiza la misma búsqueda del servicio. ($servicio =</text:p>
          <text:p text:style-name="P2">Service::find($id)).</text:p>
        </text:list-item>
        <text:list-item>
          <text:p text:style-name="P2">Demasiados return dentro de método.</text:p>
        </text:list-item>
        <text:list-item>
          <text:p text:style-name="P2">Una cantidad considerable de if, que complican la lectura del código.</text:p>
        </text:list-item>
        <text:list-item>
          <text:p text:style-name="P2">Comentarios confusos.</text:p>
        </text:list-item>
        <text:list-item>
          <text:p text:style-name="P2">Se puede cambiar la <text:span text:style-name="T2">comparación</text:span> con NULL usando la <text:span text:style-name="T2">función</text:span> is_null(var).</text:p>
        </text:list-item>
        <text:list-item>
          <text:p text:style-name="P4">Carece de manejo de excepciones.</text:p>
        </text:list-item>
      </text:list>
      <text:p text:style-name="P5"/>
      <text:list xml:id="list5400819227952104261" text:style-name="L4">
        <text:list-item>
          <text:p text:style-name="P8">Como su refactorización supera las malas practicas de programación.</text:p>
        </text:list-item>
      </text:list>
      <text:list xml:id="list658246032844656103" text:style-name="L5">
        <text:list-item>
          <text:p text:style-name="P7">Manejo de excepciones </text:p>
        </text:list-item>
        <text:list-item>
          <text:p text:style-name="P7">Simplificación del código aumentando su legibilidad.</text:p>
        </text:list-item>
        <text:list-item>
          <text:p text:style-name="P7">Mas organizado.</text:p>
        </text:list-item>
        <text:list-item>
          <text:p text:style-name="P7">Sin consultas redundant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8T22:34:13.978548553</meta:creation-date>
    <dc:date>2017-03-01T00:53:34.395868197</dc:date>
    <meta:editing-duration>PT2M14S</meta:editing-duration>
    <meta:editing-cycles>1</meta:editing-cycles>
    <meta:document-statistic meta:table-count="0" meta:image-count="0" meta:object-count="0" meta:page-count="1" meta:paragraph-count="19" meta:word-count="162" meta:character-count="959" meta:non-whitespace-character-count="829"/>
    <meta:generator>LibreOffice/5.1.6.2$Linux_X86_64 LibreOffice_project/10m0$Build-2</meta:generator>
  </office:meta>
</office:document-meta>
</file>